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3220" officeooo:paragraph-rsid="00023220"/>
    </style:style>
    <style:style style:name="P2" style:family="paragraph" style:parent-style-name="Standard">
      <style:text-properties style:font-name="Arial" officeooo:rsid="0004281a" officeooo:paragraph-rsid="0004281a"/>
    </style:style>
    <style:style style:name="P3" style:family="paragraph" style:parent-style-name="Standard">
      <style:text-properties style:font-name="Arial" officeooo:rsid="0005e97d" officeooo:paragraph-rsid="0005e97d"/>
    </style:style>
    <style:style style:name="P4" style:family="paragraph" style:parent-style-name="Standard">
      <style:text-properties style:font-name="Arial" officeooo:rsid="00062f3b" officeooo:paragraph-rsid="00062f3b"/>
    </style:style>
    <style:style style:name="P5" style:family="paragraph" style:parent-style-name="Standard">
      <style:text-properties style:font-name="Arial" officeooo:rsid="0009b2fb" officeooo:paragraph-rsid="0009b2fb"/>
    </style:style>
    <style:style style:name="P6" style:family="paragraph" style:parent-style-name="Standard">
      <style:text-properties style:font-name="Arial" officeooo:rsid="000a2965" officeooo:paragraph-rsid="000a2965"/>
    </style:style>
    <style:style style:name="P7" style:family="paragraph" style:parent-style-name="Standard">
      <style:text-properties style:font-name="Arial" officeooo:rsid="000b9a7d" officeooo:paragraph-rsid="000b9a7d"/>
    </style:style>
    <style:style style:name="P8" style:family="paragraph" style:parent-style-name="Standard">
      <style:text-properties style:font-name="Arial" officeooo:rsid="000e000f" officeooo:paragraph-rsid="000e000f"/>
    </style:style>
    <style:style style:name="T1" style:family="text">
      <style:text-properties officeooo:rsid="0004281a"/>
    </style:style>
    <style:style style:name="T2" style:family="text">
      <style:text-properties officeooo:rsid="000434c4"/>
    </style:style>
    <style:style style:name="T3" style:family="text">
      <style:text-properties officeooo:rsid="00062f3b"/>
    </style:style>
    <style:style style:name="T4" style:family="text">
      <style:text-properties officeooo:rsid="000a2965"/>
    </style:style>
    <style:style style:name="T5" style:family="text">
      <style:text-properties officeooo:rsid="000ee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<text:span text:style-name="T1">1e9</text:span></text:p>
      <text:p text:style-name="P2">2) <text:span text:style-name="T2">6x = 5x+2</text:span></text:p>
      <text:p text:style-name="P3">x = 2</text:p>
      <text:p text:style-name="P3">3) <text:span text:style-name="T3">64000</text:span></text:p>
      <text:p text:style-name="P4">4) 0, 1, 2, 3, 4</text:p>
      <text:p text:style-name="P5">5) <text:span text:style-name="T4">2x+1 = -x +10</text:span></text:p>
      <text:p text:style-name="P6">2x = -x – 9</text:p>
      <text:p text:style-name="P7">3x = 9</text:p>
      <text:p text:style-name="P7">x = 3</text:p>
      <text:p text:style-name="P8">y = <text:span text:style-name="T5">7</text:span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11:52:21.752000000</dc:date>
    <meta:editing-duration>PT10M20S</meta:editing-duration>
    <meta:editing-cycles>13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0" meta:word-count="35" meta:character-count="90" meta:non-whitespace-character-count="64"/>
  </office:meta>
</office:document-meta>
</file>